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, Geneva, sans-serif"/>
  </office:font-face-decls>
  <office:automatic-styles>
    <style:style style:name="P1" style:family="paragraph" style:parent-style-name="Text_20_body">
      <style:paragraph-properties fo:margin-left="0in" fo:margin-right="0in" fo:margin-top="0in" fo:margin-bottom="0.2709in" style:contextual-spacing="false" style:line-height-at-least="0.2709in" fo:orphans="2" fo:widows="2" fo:text-indent="0in" style:auto-text-indent="false"/>
    </style:style>
    <style:style style:name="P2" style:family="paragraph" style:parent-style-name="Text_20_body" style:list-style-name="L1">
      <style:paragraph-properties fo:margin-left="0.2189in" fo:margin-right="0in" style:line-height-at-least="0.2709in" fo:orphans="2" fo:widows="2" fo:text-indent="0in" style:auto-text-indent="false" fo:padding="0in" fo:border="none"/>
    </style:style>
    <style:style style:name="P3" style:family="paragraph" style:parent-style-name="Text_20_body" style:list-style-name="L2">
      <style:paragraph-properties fo:margin-left="0.2189in" fo:margin-right="0in" style:line-height-at-least="0.2709in" fo:orphans="2" fo:widows="2" fo:text-indent="0in" style:auto-text-indent="false" fo:padding="0in" fo:border="none"/>
    </style:style>
    <style:style style:name="P4" style:family="paragraph" style:parent-style-name="Text_20_body" style:list-style-name="L3">
      <style:paragraph-properties fo:margin-left="0.2189in" fo:margin-right="0in" style:line-height-at-least="0.2709in" fo:orphans="2" fo:widows="2" fo:text-indent="0in" style:auto-text-indent="false" fo:padding="0in" fo:border="none"/>
    </style:style>
    <style:style style:name="P5" style:family="paragraph" style:parent-style-name="Text_20_body" style:list-style-name="L4">
      <style:paragraph-properties fo:margin-left="0.2189in" fo:margin-right="0in" style:line-height-at-least="0.2709in" fo:orphans="2" fo:widows="2" fo:text-indent="0in" style:auto-text-indent="false" fo:padding="0in" fo:border="none"/>
    </style:style>
    <style:style style:name="P6" style:family="paragraph" style:parent-style-name="Text_20_body" style:list-style-name="L5">
      <style:paragraph-properties fo:margin-left="0.2189in" fo:margin-right="0in" style:line-height-at-least="0.2709in" fo:orphans="2" fo:widows="2" fo:text-indent="0in" style:auto-text-indent="false" fo:padding="0in" fo:border="none"/>
    </style:style>
    <style:style style:name="P7" style:family="paragraph" style:parent-style-name="Text_20_body" style:list-style-name="L6">
      <style:paragraph-properties fo:margin-left="0.2189in" fo:margin-right="0in" style:line-height-at-least="0.2709in" fo:orphans="2" fo:widows="2" fo:text-indent="0in" style:auto-text-indent="false" fo:padding="0in" fo:border="none"/>
    </style:style>
    <style:style style:name="P8" style:family="paragraph" style:parent-style-name="Text_20_body" style:list-style-name="L8">
      <style:paragraph-properties fo:margin-left="0.2189in" fo:margin-right="0in" style:line-height-at-least="0.2709in" fo:orphans="2" fo:widows="2" fo:text-indent="0in" style:auto-text-indent="false" fo:padding="0in" fo:border="none"/>
    </style:style>
    <style:style style:name="P9" style:family="paragraph" style:parent-style-name="Text_20_body" style:list-style-name="L7">
      <style:paragraph-properties fo:margin-left="0.2189in" fo:margin-right="0in" style:line-height-at-least="0.2709in" fo:orphans="2" fo:widows="2" fo:text-indent="0in" style:auto-text-indent="false" fo:padding="0in" fo:border="none"/>
      <style:text-properties fo:font-variant="normal" fo:text-transform="none" fo:color="#222222" loext:opacity="100%" style:font-name="Verdana" fo:font-size="11.25pt" fo:letter-spacing="normal" fo:font-style="normal" fo:font-weight="normal"/>
    </style:style>
    <style:style style:name="P10" style:family="paragraph" style:parent-style-name="Text_20_body">
      <style:paragraph-properties fo:margin-left="0in" fo:margin-right="0in" fo:margin-top="0in" fo:margin-bottom="0.2709in" style:contextual-spacing="false" style:line-height-at-least="0.2709in" fo:orphans="2" fo:widows="2" fo:text-indent="0in" style:auto-text-indent="false"/>
      <style:text-properties fo:font-variant="normal" fo:text-transform="none" fo:color="#222222" loext:opacity="100%" style:font-name="Verdana" fo:font-size="11.25pt" fo:letter-spacing="normal" fo:font-style="normal" fo:font-weight="normal"/>
    </style:style>
    <style:style style:name="P11" style:family="paragraph" style:parent-style-name="Text_20_body" style:list-style-name="L9">
      <style:paragraph-properties fo:margin-left="0.2189in" fo:margin-right="0in" style:line-height-at-least="0.2709in" fo:orphans="2" fo:widows="2" fo:text-indent="0in" style:auto-text-indent="false" fo:padding="0in" fo:border="none"/>
      <style:text-properties fo:font-variant="normal" fo:text-transform="none" fo:color="#222222" loext:opacity="100%" style:font-name="Verdana" fo:font-size="11.25pt" fo:letter-spacing="normal" fo:font-style="normal" fo:font-weight="normal"/>
    </style:style>
    <style:style style:name="P12" style:family="paragraph" style:parent-style-name="Text_20_body">
      <style:paragraph-properties fo:margin-left="0in" fo:margin-right="0in" fo:margin-top="0in" fo:margin-bottom="0.2709in" style:contextual-spacing="false" style:line-height-at-least="0.2709in" fo:orphans="2" fo:widows="2" fo:text-indent="0in" style:auto-text-indent="false"/>
      <style:text-properties fo:font-variant="normal" fo:text-transform="none" fo:color="#222222" loext:opacity="100%" fo:letter-spacing="normal"/>
    </style:style>
    <style:style style:name="T1" style:family="text">
      <style:text-properties fo:font-weight="bold"/>
    </style:style>
    <style:style style:name="T2" style:family="text">
      <style:text-properties style:font-name="Verdana" fo:font-size="11.25pt" fo:font-style="normal" fo:font-weight="normal"/>
    </style:style>
    <style:style style:name="T3" style:family="text">
      <style:text-properties fo:font-variant="normal" fo:text-transform="none" fo:color="#222222" loext:opacity="100%" style:font-name="Verdana" fo:font-size="11.25pt" fo:letter-spacing="normal" fo:font-style="normal" fo:font-weight="bold"/>
    </style:style>
    <style:style style:name="T4" style:family="text">
      <style:text-properties fo:font-variant="normal" fo:text-transform="none" fo:color="#222222" loext:opacity="100%" style:font-name="Verdana" fo:font-size="11.25pt" fo:letter-spacing="normal" fo:font-style="normal" fo:font-weight="normal"/>
    </style:style>
    <style:style style:name="T5" style:family="text">
      <style:text-properties fo:font-variant="normal" fo:text-transform="none" fo:color="#222222" loext:opacity="100%" fo:letter-spacing="normal"/>
    </style:style>
    <style:style style:name="T6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4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5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6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4">H Junta __________________________. de Conciliación y Arbitraje. __________________________., por mi propio derecho, señalando para oír notificaciones __________________________., y designando como mi apoderado a __________________________., en los términos de la carta-poder adjunta, respetuosamente expongo:</text:span></text:span></text:p>
      <text:p text:style-name="P10">Vengo a demandar a __________________________., con domicilio en __________________________. o a quien resulte responsable de a fuente de trabajo ubicada en ___________________________, lo siguiente:</text:p>
      <text:p text:style-name="P10">a).- El pago de la cantidad de __________________________. por concepto de indemnización constitucional de tres meses de salario, a razón de un salario de __________________________. diarios, por causa del despido injustificado de que fui objeto.</text:p>
      <text:p text:style-name="P10">b).- El pago de los salarios vencidos desde la fecha del despido que fue el día ___________________________, hasta que se cumplimente el laudo __________________________. que se  dicte en este juicio.</text:p>
      <text:p text:style-name="P10">c).- El pago de la cantidad de __________________________. por concepto de __________________________. horas extras, a razón de salario ___________________________, que no me fueron cubiertas.</text:p>
      <text:p text:style-name="P10">d).- el pago de los salarios de __________________________. días de vacaciones correspondientes al período de ___________________________, que no disfruté ni me fueron pagadas, sobre la base de mi salario aumentado con el veinticinco por ciento, conforme al artículo 80 de la Ley Federal del Trabajo.</text:p>
      <text:p text:style-name="P10">e).- El pago de la cantidad de ___________________________, por aguinaldo anual.</text:p>
      <text:p text:style-name="P10">f).- El pago de la cantidad de ___________________________, por concepto de prima de antigüedad.</text:p>
      <text:p text:style-name="P10">g).- El pago de la cantidad de ___________________________, por concepto de __________________________. (En caso de que se reclame alguna otra prestación, debe fundamentarse en la exposición de hechos de la demanda).</text:p>
      <text:p text:style-name="P1"><text:span text:style-name="Strong_20_Emphasis"><text:span text:style-name="T3">Hechos :</text:span></text:span></text:p>
      <text:list text:style-name="L9">
        <text:list-item>
          <text:p text:style-name="P11">Con fecha ___________________________, entré a prestar mis servicios a la demandada, con el puesto de __________________________. consistiendo mis labores en __________________________.. Se me asignó inicialmente un salario de ___________________________, me fue fijado el salario diario de __________________________..</text:p>
        </text:list-item>
      </text:list>
      <text:p text:style-name="P10">II.- El día __________________________. sin mediar causa justificada alguna, la demandada por conducto de __________________________. a partir de la fecha de ____________. invocando indebidamente la causa (o causas) de ___________________________________, por lo que reclamo los <text:soft-page-break/>tres meses de salario de indemnización constitucional correspondiente a tal despido, así como los salarios vencidos desde la fecha de mi despido hasta que se cumplimente el laudo.</text:p>
      <text:p text:style-name="P10">Nota. En el caso de que el trabajador no haya sido notificado por escrito del aviso de despido, variará la redacción de dicho párrafo como sigue:</text:p>
      <text:p text:style-name="P10">El día ________________________, sin mediar causa justificada alguna, la demandada, por conducto de su representante, señor ________________________________, me notificó verbalmente, que quedaba despedido de mi trabajo, sin darme aviso por escrito ni en forma alguna de  la causa del despido; por lo que reclamo los tres meses de salario de indemnización constitucional correspondiente a tal despido, así como los salarios vencidos desde la fecha de mi despido hasta que se cumplimente el laudo.</text:p>
      <text:p text:style-name="P10">III.- Mi jornada ordinaria de trabajo era de las ____________________ a las ____________.. horas, de ____________.. a ____________; pero durante los días ________.. trabajé de las ______________. a las ____________ horas; y en consecuencia, durante dichos días laboré tiempo extraordinario de las ________ a las ________ horas, que asciende a un total de __________. horas extras, adeudándoseme por tal concepto la cantidad de ________________, que reclamo.</text:p>
      <text:p text:style-name="P10">Nota.- Ver artículos 66 al 68 L.F.T.</text:p>
      <text:p text:style-name="P10">IV.- No disfruté ni me fueron pagadas las vacaciones correspondientes al período anual de ________________._, consistentes en ________________ días, a razón de un salario de ________________________, aumentado con el veinticinco por ciento, que importan la cantidad de ____________________________._, cuyo pago reclamo (o bien, reclamar las vacaciones proporcionales conforme al artículo 79 de la Ley).</text:p>
      <text:p text:style-name="P10">V.- La demandada no me ha cubierto el aguinaldo correspondiente al período anual de _____________, que asciende a la cantidad de ______________, que reclamo (o bien, el aguinaldo proporcional al tiempo trabajado en el año, conforme al párrafo segundo del artículo 87 de la Ley).</text:p>
      <text:p text:style-name="P10">VI.- Por concepto de prima de antigüedad, a razón de doce días de salarios por cada año de servicios, prestados a la demandada, de conformidad con lo dispuesto en el artículo 162 de la Ley Federal del Trabajo, me corresponde la cantidad de _______________, que reclamo.</text:p>
      <text:p text:style-name="P1"><text:span text:style-name="Strong_20_Emphasis"><text:span text:style-name="T3">Derecho :</text:span></text:span></text:p>
      <text:p text:style-name="P10">Es competente esa H. Junta para conocer del caso, según previenen los artículos _______________ y demás relativos de la Ley Federal del Trabajo.</text:p>
      <text:p text:style-name="P10">En cuanto al fondo, son aplicables el artículo 123, fracción XXII constitucional, y 8o_, 10, 11, 18, 20, 26, 31, 35, 48, 58, 61, 67 párafo segundo, 76, 80, 81, 84, 87, 89, 132 fracciones I y II, 162 y demás relativos de la Ley Federal del Trabajo.</text:p>
      <text:p text:style-name="P10"><text:soft-page-break/>Norman el procedimiento las disposiciones del título XIV, capítulo XVII del Código Laboral.</text:p>
      <text:p text:style-name="P10">Por lo expuesto y fundado,</text:p>
      <text:p text:style-name="P10">A esa H. Junta ____________</text:p>
      <text:p text:style-name="P10">atentamente pido se sirva:</text:p>
      <text:p text:style-name="P1"><text:span text:style-name="Strong_20_Emphasis"><text:span text:style-name="T3">PRIMERO.- </text:span></text:span><text:span text:style-name="T4">Tenerme por presentado con este escrito en los términos del mismo, demandando a _________________, reconocer la personalidad del apoderado designado conforme a la carta-poder adjunta; y tener por señalado el domicilio indicado para oír notificaciones.</text:span></text:p>
      <text:p text:style-name="P1"><text:span text:style-name="Strong_20_Emphasis"><text:span text:style-name="T3">SEGUNDO.- </text:span></text:span><text:span text:style-name="T4">Darle entrada a la demanda, corriéndole traslado a la demandada con la copia simple que acompaño, notificándola y emplazándola para la audiencia de Ley, en el domicilio señalado.</text:span></text:p>
      <text:p text:style-name="P1"><text:span text:style-name="Strong_20_Emphasis"><text:span text:style-name="T3">TERCERO.- </text:span></text:span><text:span text:style-name="T4">Dictar laudo en su oportunidad, declarando que han procedido las acciones que hago valer; y, en consecuencia, condenar a la demandada de conformidad con las reclamaciones contenidas en esta demanda.</text:span></text:p>
      <text:p text:style-name="P10">____________________</text:p>
      <text:p text:style-name="P10">Protesto lo necesario.</text:p>
      <text:p text:style-name="P1"><text:span text:style-name="T4">(lugar y fecha)</text:span><text:span text:style-name="T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, Geneva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1T11:07:49.135842819</meta:creation-date>
    <dc:date>2025-09-01T11:21:58.987664088</dc:date>
    <meta:editing-duration>PT14M10S</meta:editing-duration>
    <meta:editing-cycles>3</meta:editing-cycles>
    <meta:generator>LibreOffice/7.4.7.2$Linux_X86_64 LibreOffice_project/40$Build-2</meta:generator>
    <meta:document-statistic meta:table-count="0" meta:image-count="0" meta:object-count="0" meta:page-count="3" meta:paragraph-count="32" meta:word-count="870" meta:character-count="5991" meta:non-whitespace-character-count="5152"/>
  </office:meta>
</office:document-meta>
</file>